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16pt" officeooo:paragraph-rsid="000299f4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6pt" officeooo:paragraph-rsid="000299f4" style:font-size-asian="16pt" style:font-size-complex="16pt"/>
    </style:style>
    <style:style style:name="P3" style:family="paragraph" style:parent-style-name="Standard">
      <style:text-properties fo:font-size="16pt" officeooo:rsid="000299f4" officeooo:paragraph-rsid="000299f4" style:font-size-asian="14pt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fo:font-size="15pt" fo:font-style="normal" fo:font-weight="normal" officeooo:paragraph-rsid="000299f4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officeooo:rsid="000299f4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style:text-underline-style="solid" style:text-underline-width="auto" style:text-underline-color="font-color"/>
    </style:style>
    <style:style style:name="T6" style:family="text">
      <style:text-properties officeooo:rsid="000299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9211e" loext:opacity="100%" style:font-name="sans-serif"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2a6099" loext:opacity="100%" style:font-name="sans-serif"/>
    </style:style>
    <style:style style:name="T11" style:family="text">
      <style:text-properties fo:color="#2a6099" loext:opacity="100%" style:font-name="sans-serif" fo:font-weight="bold" style:font-weight-asian="bold" style:font-weight-complex="bold"/>
    </style:style>
    <style:style style:name="T12" style:family="text">
      <style:text-properties fo:color="#2a6099" loext:opacity="100%" style:font-name="sans-serif" style:text-underline-style="solid" style:text-underline-width="auto" style:text-underline-color="font-color"/>
    </style:style>
    <style:style style:name="T13" style:family="text">
      <style:text-properties fo:color="#2a6099" loext:opacity="100%" style:font-name="sans-serif" style:text-underline-style="none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style:text-underline-style="solid" style:text-underline-width="auto" style:text-underline-color="font-color"/>
    </style:style>
    <style:style style:name="T16" style:family="text">
      <style:text-properties fo:color="#2a6099" loext:opacity="100%" style:text-underline-style="none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italic" style:font-size-asian="15pt" style:font-style-asian="italic" style:font-size-complex="15pt" style:font-style-complex="italic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text-line-through-style="solid" style:text-line-through-type="sing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text-line-through-style="none" style:text-line-through-type="non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50R_mcid17"/><text:span text:style-name="T11">Informática</text:span><text:bookmark text:name="page50R_mcid18"/><text:span text:style-name="T14"> </text:span><text:bookmark text:name="page50R_mcid23"/><text:line-break/></text:p>
      <text:p text:style-name="P4"><text:span text:style-name="T1"/></text:p>
      <text:p text:style-name="P4"><text:bookmark text:name="page50R_mcid23 Copia 1"/><text:span text:style-name="T1">I</text:span><text:bookmark text:name="page50R_mcid24"/><text:span text:style-name="T1">n</text:span><text:bookmark text:name="page50R_mcid25"/><text:span text:style-name="T1">f</text:span><text:bookmark text:name="page50R_mcid26"/><text:span text:style-name="T1">o</text:span><text:bookmark text:name="page50R_mcid27"/><text:span text:style-name="T1">r</text:span><text:bookmark text:name="page50R_mcid28"/><text:span text:style-name="T1">m</text:span><text:bookmark text:name="page50R_mcid29"/><text:span text:style-name="T1">á</text:span><text:bookmark text:name="page50R_mcid30"/><text:span text:style-name="T1">t</text:span><text:bookmark text:name="page50R_mcid31"/><text:span text:style-name="T1">i</text:span><text:bookmark text:name="page50R_mcid32"/><text:span text:style-name="T1">c</text:span><text:bookmark text:name="page50R_mcid33"/><text:span text:style-name="T1">a</text:span><text:bookmark text:name="page50R_mcid34"/><text:span text:style-name="T1"> é</text:span><text:bookmark text:name="page50R_mcid35"/><text:span text:style-name="T1"> u</text:span><text:bookmark text:name="page50R_mcid36"/><text:span text:style-name="T1">m</text:span><text:bookmark text:name="page50R_mcid37"/><text:span text:style-name="T1"> t</text:span><text:bookmark text:name="page50R_mcid38"/><text:span text:style-name="T1">e</text:span><text:bookmark text:name="page50R_mcid39"/><text:span text:style-name="T1">r</text:span><text:bookmark text:name="page50R_mcid40"/><text:span text:style-name="T1">m</text:span><text:bookmark text:name="page50R_mcid41"/><text:span text:style-name="T1">o</text:span><text:bookmark text:name="page50R_mcid42"/><text:span text:style-name="T1"> u</text:span><text:bookmark text:name="page50R_mcid43"/><text:span text:style-name="T1">s</text:span><text:bookmark text:name="page50R_mcid44"/><text:span text:style-name="T1">a</text:span><text:bookmark text:name="page50R_mcid45"/><text:span text:style-name="T1">d</text:span><text:bookmark text:name="page50R_mcid46"/><text:span text:style-name="T1">o</text:span><text:bookmark text:name="page50R_mcid47"/><text:span text:style-name="T1"> pa</text:span><text:bookmark text:name="page50R_mcid48"/><text:span text:style-name="T1">ra</text:span><text:bookmark text:name="page50R_mcid49"/><text:span text:style-name="T1"> d</text:span><text:bookmark text:name="page50R_mcid50"/><text:span text:style-name="T1">es</text:span><text:bookmark text:name="page50R_mcid51"/><text:span text:style-name="T1">c</text:span><text:bookmark text:name="page50R_mcid52"/><text:span text:style-name="T1">r</text:span><text:bookmark text:name="page50R_mcid53"/><text:span text:style-name="T1">e</text:span><text:bookmark text:name="page50R_mcid54"/><text:span text:style-name="T1">v</text:span><text:bookmark text:name="page50R_mcid55"/><text:span text:style-name="T1">e</text:span><text:bookmark text:name="page50R_mcid56"/><text:span text:style-name="T1">r</text:span><text:bookmark text:name="page50R_mcid57"/><text:span text:style-name="T1"> o</text:span><text:bookmark text:name="page50R_mcid58"/><text:span text:style-name="T1"> c</text:span><text:bookmark text:name="page50R_mcid59"/><text:span text:style-name="T1">o</text:span><text:bookmark text:name="page50R_mcid60"/><text:span text:style-name="T1">n</text:span><text:bookmark text:name="page50R_mcid61"/><text:span text:style-name="T1">j</text:span><text:bookmark text:name="page50R_mcid62"/><text:span text:style-name="T1">u</text:span><text:bookmark text:name="page50R_mcid63"/><text:span text:style-name="T1">n</text:span><text:bookmark text:name="page50R_mcid64"/><text:span text:style-name="T1">to</text:span><text:bookmark text:name="page50R_mcid65"/><text:span text:style-name="T1"> da</text:span><text:bookmark text:name="page50R_mcid66"/><text:span text:style-name="T1">s</text:span><text:bookmark text:name="page50R_mcid67"/><text:span text:style-name="T1"> </text:span><text:span text:style-name="T12">c</text:span><text:bookmark text:name="page50R_mcid68"/><text:bookmark text:name="page50R_mcid69"/><text:span text:style-name="T12">i</text:span><text:bookmark text:name="page50R_mcid70"/><text:span text:style-name="T12">ên</text:span><text:bookmark text:name="page50R_mcid71"/><text:span text:style-name="T12">c</text:span><text:bookmark text:name="page50R_mcid72"/><text:span text:style-name="T12">i</text:span><text:bookmark text:name="page50R_mcid73"/><text:span text:style-name="T12">a</text:span><text:bookmark text:name="page50R_mcid74"/><text:span text:style-name="T12">s </text:span><text:span text:style-name="T1">r</text:span><text:bookmark text:name="page50R_mcid76"/><text:span text:style-name="T1">el</text:span><text:bookmark text:name="page50R_mcid77"/><text:span text:style-name="T1">a</text:span><text:bookmark text:name="page50R_mcid78"/><text:span text:style-name="T1">c</text:span><text:bookmark text:name="page50R_mcid79"/><text:span text:style-name="T1">i</text:span><text:bookmark text:name="page50R_mcid80"/><text:span text:style-name="T1">on</text:span><text:bookmark text:name="page50R_mcid81"/><text:span text:style-name="T1">a</text:span><text:bookmark text:name="page50R_mcid82"/><text:span text:style-name="T1">da</text:span><text:bookmark text:name="page50R_mcid83"/><text:span text:style-name="T1">s</text:span><text:bookmark text:name="page50R_mcid84"/><text:span text:style-name="T1"> a</text:span><text:bookmark text:name="page50R_mcid85"/><text:span text:style-name="T1">o</text:span><text:bookmark text:name="page50R_mcid86"/><text:span text:style-name="T1"> </text:span><text:span text:style-name="T12">a</text:span><text:bookmark text:name="page50R_mcid87"/><text:bookmark text:name="page50R_mcid88"/><text:span text:style-name="T12">r</text:span><text:bookmark text:name="page50R_mcid89"/><text:span text:style-name="T12">m</text:span><text:bookmark text:name="page50R_mcid90"/><text:span text:style-name="T12">a</text:span><text:bookmark text:name="page50R_mcid91"/><text:span text:style-name="T12">z</text:span><text:bookmark text:name="page50R_mcid92"/><text:span text:style-name="T12">e</text:span><text:bookmark text:name="page50R_mcid93"/><text:span text:style-name="T12">na</text:span><text:bookmark text:name="page50R_mcid94"/><text:span text:style-name="T12">m</text:span><text:bookmark text:name="page50R_mcid95"/><text:span text:style-name="T12">en</text:span><text:bookmark text:name="page50R_mcid96"/><text:span text:style-name="T12">t</text:span><text:bookmark text:name="page50R_mcid97"/><text:span text:style-name="T12">o</text:span><text:bookmark text:name="page50R_mcid98"/><text:span text:style-name="T1">,</text:span><text:bookmark text:name="page50R_mcid99"/><text:span text:style-name="T1"> t</text:span><text:bookmark text:name="page50R_mcid100"/><text:span text:style-name="T1">r</text:span><text:bookmark text:name="page50R_mcid101"/><text:span text:style-name="T1">an</text:span><text:bookmark text:name="page50R_mcid102"/><text:span text:style-name="T1">sm</text:span><text:bookmark text:name="page50R_mcid103"/><text:span text:style-name="T1">i</text:span><text:bookmark text:name="page50R_mcid104"/><text:span text:style-name="T1">ss</text:span><text:bookmark text:name="page50R_mcid105"/><text:span text:style-name="T1">ã</text:span><text:bookmark text:name="page50R_mcid106"/><text:span text:style-name="T1">o</text:span><text:bookmark text:name="page50R_mcid107"/><text:span text:style-name="T1"><text:line-break/>informações</text:span><text:bookmark text:name="page50R_mcid108"/><text:span text:style-name="T1"> em</text:span><text:bookmark text:name="page50R_mcid109"/><text:span text:style-name="T1"> meios</text:span><text:bookmark text:name="page50R_mcid110"/><text:span text:style-name="T1"> </text:span><text:span text:style-name="T12">digitais</text:span><text:bookmark text:name="page50R_mcid111"/><text:bookmark text:name="page50R_mcid112"/><text:span text:style-name="T1">,</text:span><text:bookmark text:name="page50R_mcid113"/><text:span text:style-name="T1"> estando</text:span><text:bookmark text:name="page50R_mcid114"/><text:span text:style-name="T1"> i</text:span><text:bookmark text:name="page50R_mcid115"/><text:span text:style-name="T1">n</text:span><text:bookmark text:name="page50R_mcid116"/><text:span text:style-name="T1">c</text:span><text:bookmark text:name="page50R_mcid117"/><text:span text:style-name="T1">l</text:span><text:bookmark text:name="page50R_mcid118"/><text:span text:style-name="T1">u</text:span><text:bookmark text:name="page50R_mcid119"/><text:span text:style-name="T1">í</text:span><text:bookmark text:name="page50R_mcid120"/><text:span text:style-name="T1">da</text:span><text:bookmark text:name="page50R_mcid121"/><text:span text:style-name="T1">s</text:span><text:bookmark text:name="page50R_mcid122"/><text:span text:style-name="T1"> neste</text:span><text:bookmark text:name="page50R_mcid123"/><text:span text:style-name="T1"> grupo:</text:span><text:bookmark text:name="page50R_mcid124"/><text:span text:style-name="T1"><text:line-break/></text:span><text:span text:style-name="T3">a </text:span><text:span text:style-name="T1">ciência</text:span><text:bookmark text:name="page50R_mcid125"/><text:bookmark text:name="page50R_mcid126"/><text:span text:style-name="T1"> da</text:span><text:bookmark text:name="page50R_mcid127"/><text:span text:style-name="T1"> computação</text:span><text:bookmark text:name="page50R_mcid128"/><text:span text:style-name="T1">,</text:span><text:bookmark text:name="page50R_mcid129"/><text:span text:style-name="T1"> a</text:span><text:bookmark text:name="page50R_mcid130"/><text:span text:style-name="T1"> </text:span><text:span text:style-name="T12">teoria</text:span><text:bookmark text:name="page50R_mcid131"/><text:bookmark text:name="page50R_mcid132"/><text:span text:style-name="T12"> da</text:span><text:bookmark text:name="page50R_mcid133"/><text:span text:style-name="T12"> informação</text:span><text:bookmark text:name="page50R_mcid134"/><text:span text:style-name="T1">,</text:span><text:bookmark text:name="page50R_mcid135"/><text:span text:style-name="T1"> o</text:span><text:bookmark text:name="page50R_mcid136"/><text:span text:style-name="T1"> </text:span><text:span text:style-name="T12">processo</text:span><text:bookmark text:name="page50R_mcid137"/><text:bookmark text:name="page50R_mcid138"/><text:span text:style-name="T12"> de</text:span><text:bookmark text:name="page50R_mcid139"/><text:span text:style-name="T12"> cálculo</text:span><text:bookmark text:name="page50R_mcid140"/><text:span text:style-name="T1">, </text:span><text:span text:style-name="T3">o </text:span><text:span text:style-name="T1">p</text:span><text:bookmark text:name="page50R_mcid143"/><text:span text:style-name="T1">roc</text:span><text:bookmark text:name="page50R_mcid144"/><text:span text:style-name="T1">e</text:span><text:bookmark text:name="page50R_mcid145"/><text:span text:style-name="T1">ss</text:span><text:bookmark text:name="page50R_mcid146"/><text:span text:style-name="T1">a</text:span><text:bookmark text:name="page50R_mcid147"/><text:span text:style-name="T1">m</text:span><text:bookmark text:name="page50R_mcid148"/><text:span text:style-name="T1">en</text:span><text:bookmark text:name="page50R_mcid149"/><text:span text:style-name="T1">to</text:span><text:bookmark text:name="page50R_mcid150"/><text:span text:style-name="T1"> </text:span><text:span text:style-name="T3">e a </text:span><text:span text:style-name="T12">análise</text:span><text:bookmark text:name="page50R_mcid154"/><text:bookmark text:name="page50R_mcid155"/><text:span text:style-name="T12"> numérica</text:span><text:bookmark text:name="page50R_mcid156"/><text:bookmark text:name="page50R_mcid157"/><text:span text:style-name="T1"> e</text:span><text:bookmark text:name="page50R_mcid158"/><text:span text:style-name="T1"> os</text:span><text:bookmark text:name="page50R_mcid159"/><text:span text:style-name="T1"> métodos</text:span><text:bookmark text:name="page50R_mcid160"/><text:span text:style-name="T1"> teóricos</text:span><text:bookmark text:name="page50R_mcid161"/><text:span text:style-name="T1"> da</text:span><text:bookmark text:name="page50R_mcid162"/><text:span text:style-name="T1"> representação</text:span><text:bookmark text:name="page50R_mcid163"/><text:span text:style-name="T1"> dos</text:span><text:bookmark text:name="page50R_mcid164"/><text:span text:style-name="T1"> conhecimentos e</text:span><text:bookmark text:name="page50R_mcid166"/><text:span text:style-name="T1"> da</text:span><text:bookmark text:name="page50R_mcid167"/><text:span text:style-name="T1"> modelagem</text:span><text:bookmark text:name="page50R_mcid168"/><text:span text:style-name="T1"> dos</text:span><text:bookmark text:name="page50R_mcid169"/><text:span text:style-name="T1"> problemas</text:span><text:bookmark text:name="page50R_mcid170"/><text:span text:style-name="T1">.</text:span><text:bookmark text:name="page50R_mcid171"/><text:span text:style-name="T1"> Mas</text:span><text:bookmark text:name="page50R_mcid172"/><text:span text:style-name="T1"> também</text:span><text:bookmark text:name="page50R_mcid173"/><text:span text:style-name="T1"> pode</text:span><text:bookmark text:name="page50R_mcid174"/><text:span text:style-name="T1"> ser</text:span><text:bookmark text:name="page50R_mcid175"/><text:span text:style-name="T1"> entendida</text:span><text:bookmark text:name="page50R_mcid176"/><text:span text:style-name="T1"> como ciência</text:span><text:bookmark text:name="page50R_mcid178"/><text:span text:style-name="T1"> que</text:span><text:bookmark text:name="page50R_mcid179"/><text:span text:style-name="T1"> estuda</text:span><text:bookmark text:name="page50R_mcid180"/><text:span text:style-name="T1"> o</text:span><text:bookmark text:name="page50R_mcid181"/><text:span text:style-name="T1"> conjunto</text:span><text:bookmark text:name="page50R_mcid182"/><text:span text:style-name="T1"> de</text:span><text:bookmark text:name="page50R_mcid183"/><text:span text:style-name="T1"> informações</text:span><text:bookmark text:name="page50R_mcid184"/><text:span text:style-name="T1"> e</text:span><text:bookmark text:name="page50R_mcid185"/><text:span text:style-name="T1"> conhecimentos</text:span><text:bookmark text:name="page50R_mcid186"/><text:span text:style-name="T1"> por</text:span><text:bookmark text:name="page50R_mcid187"/><text:span text:style-name="T1"> meios digitais</text:span><text:bookmark text:name="page50R_mcid189"/><text:span text:style-name="T1">.</text:span></text:p>
      <text:p text:style-name="P1"><text:span text:style-name="T1">O</text:span><text:bookmark text:name="page50R_mcid191"/> <text:span text:style-name="T1">termo</text:span><text:bookmark text:name="page50R_mcid192"/> <text:span text:style-name="T1">informática,</text:span><text:bookmark text:name="page50R_mcid193"/> <text:span text:style-name="T1">é</text:span><text:bookmark text:name="page50R_mcid194"/> <text:span text:style-name="T1">tratado</text:span><text:bookmark text:name="page50R_mcid195"/> <text:span text:style-name="T1">em</text:span><text:bookmark text:name="page50R_mcid196"/> <text:span text:style-name="T12">Portugal</text:span><text:bookmark text:name="page50R_mcid197"/><text:bookmark text:name="page50R_mcid198"/><text:span text:style-name="T15"> </text:span><text:span text:style-name="T1">como</text:span><text:bookmark text:name="page50R_mcid199"/> <text:span text:style-name="T12">sinônimo</text:span><text:bookmark text:name="page50R_mcid200"/><text:bookmark text:name="page50R_mcid201"/> <text:span text:style-name="T1">da</text:span><text:bookmark text:name="page50R_mcid202"/> <text:span text:style-name="T1">ciência</text:span><text:bookmark text:name="page50R_mcid203"/> <text:span text:style-name="T1">da computação,</text:span><text:bookmark text:name="page50R_mcid205"/> <text:span text:style-name="T1">e</text:span><text:bookmark text:name="page50R_mcid206"/> <text:span text:style-name="T1">no</text:span><text:bookmark text:name="page50R_mcid207"/><text:span text:style-name="T16"> </text:span><text:span text:style-name="T12">Brasil</text:span><text:bookmark text:name="page50R_mcid208"/><text:bookmark text:name="page50R_mcid209"/> <text:span text:style-name="T1">é</text:span><text:bookmark text:name="page50R_mcid210"/> <text:span text:style-name="T1">habitualmente</text:span><text:bookmark text:name="page50R_mcid211"/> <text:span text:style-name="T1">usado</text:span><text:bookmark text:name="page50R_mcid212"/> <text:span text:style-name="T1">para</text:span><text:bookmark text:name="page50R_mcid213"/> <text:span text:style-name="T1">rever</text:span><text:bookmark text:name="page50R_mcid214"/> <text:span text:style-name="T1">especificamente</text:span><text:bookmark text:name="page50R_mcid215"/> <text:span text:style-name="T1">o</text:span><text:bookmark text:name="page50R_mcid216"/><text:span text:style-name="T1"> processo</text:span><text:bookmark text:name="page50R_mcid217"/> <text:span text:style-name="T1">de</text:span><text:bookmark text:name="page50R_mcid218"/> <text:span text:style-name="T1">tratamento</text:span><text:bookmark text:name="page50R_mcid219"/> <text:span text:style-name="T1">da</text:span><text:bookmark text:name="page50R_mcid220"/> <text:span text:style-name="T1">informação</text:span><text:bookmark text:name="page50R_mcid221"/> <text:span text:style-name="T1">por</text:span><text:bookmark text:name="page50R_mcid222"/> <text:span text:style-name="T1">meio</text:span><text:bookmark text:name="page50R_mcid223"/> <text:span text:style-name="T1">de</text:span><text:bookmark text:name="page50R_mcid224"/> <text:span text:style-name="T12">máquinas</text:span><text:bookmark text:name="page50R_mcid225"/><text:bookmark text:name="page50R_mcid226"/> <text:span text:style-name="T1">eletrônicas definidas</text:span><text:bookmark text:name="page50R_mcid228"/> <text:span text:style-name="T1">como</text:span><text:bookmark text:name="page50R_mcid229"/> <text:span text:style-name="T12">computadores</text:span><text:bookmark text:name="page50R_mcid230"/><text:bookmark text:name="page50R_mcid231"/><text:span text:style-name="T13">.</text:span></text:p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31:18.016023871</meta:creation-date>
    <dc:date>2023-04-19T09:47:20.882468954</dc:date>
    <meta:editing-duration>PT16M3S</meta:editing-duration>
    <meta:editing-cycles>1</meta:editing-cycles>
    <meta:document-statistic meta:table-count="0" meta:image-count="0" meta:object-count="0" meta:page-count="1" meta:paragraph-count="3" meta:word-count="109" meta:character-count="741" meta:non-whitespace-character-count="633"/>
    <meta:generator>LibreOffice/7.4.5.1$Linux_X86_64 LibreOffice_project/40$Build-1</meta:generator>
  </office:meta>
</office:document-meta>
</file>